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95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85bfff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85bfff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6f9d4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f6f9d4" style:text-align-source="fix" style:repeat-content="false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fo:wrap-option="wrap" fo:border-left="none" fo:border-right="none" fo:border-top="0.99pt groove #000000" style:vertical-align="middl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b4dcfd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weight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8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9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10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Lohit Devanagari" style:font-name-asian="Noto Sans CJK SC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fo:font-size="12pt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DejaVu Sans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6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datas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12"/>
          <table:table-cell table:number-columns-repeated="996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8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22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4">10</text:span></text:p>
          </table:table-cell>
          <table:table-cell table:style-name="ce2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5">89</text:span></text:p>
            <text:p>9,99</text:p>
            <text:p>10,110</text:p>
          </table:table-cell>
          <table:table-cell table:style-name="ce2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29" office:value-type="string" calcext:value-type="string">
            <text:p>1,11</text:p>
            <text:p>2,22</text:p>
            <text:p>3,33</text:p>
            <text:p>4,44</text:p>
            <text:p>5,55</text:p>
            <text:p><text:span text:style-name="T12">6,660009223370</text:span><text:span text:style-name="T13">3372036854775808999999999999999999999999999999999999999999999999999999999999999999</text:span>00000</text:p>
            <text:p><text:span text:style-name="T12">7,77000922337</text:span><text:span text:style-name="T13">3372036854775808999999999999999999999999999999999999999999999999999999999999999999</text:span>0000000</text:p>
            <text:p><text:span text:style-name="T12">8,88092233720368000</text:span><text:span text:style-name="T13">3372036854775808999999999999999999999999999999999999999999999999999999999999999999</text:span>0000</text:p>
            <text:p><text:span text:style-name="T12">9,990000000</text:span><text:span text:style-name="T13">3372036854775808999999999999999999999999999999999999999999999999999999999999999999</text:span>0</text:p>
            <text:p><text:span text:style-name="T12">10,11922337203685</text:span><text:span text:style-name="T13">3372036854775808999999999999999999999999999999999999999999999999999999999999999999</text:span>4775808</text:p>
          </table:table-cell>
          <table:table-cell table:style-name="ce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35"/>
          <table:table-cell table:number-columns-repeated="1012"/>
        </table:table-row>
        <table:table-row table:style-name="ro1">
          <table:table-cell table:style-name="ce1" office:value-type="string" calcext:value-type="string">
            <text:p>Stack.txt</text:p>
          </table:table-cell>
          <table:table-cell table:style-name="ce9" office:value-type="string" calcext:value-type="string">
            <text:p>{'push': 1691739, 'pop': 976181, 'ext_pop': 596742, 'stackadjshrink': 63345, 'stackadjgrow': 58}</text:p>
          </table:table-cell>
          <table:table-cell table:style-name="ce8" office:value-type="string" calcext:value-type="string">
            <text:p>{'push': 1693119, 'pop': 976881, 'ext_pop': 597422, 'stackadjshrink': 63345, 'stackadjgrow': 58}</text:p>
          </table:table-cell>
          <table:table-cell table:style-name="ce8"/>
          <table:table-cell table:style-name="ce22"/>
          <table:table-cell table:style-name="ce23"/>
          <table:table-cell table:style-name="ce27"/>
          <table:table-cell table:style-name="ce29"/>
          <table:table-cell table:style-name="ce8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26" office:value-type="string" calcext:value-type="string">
            <text:p>Original DS1</text:p>
          </table:table-cell>
          <table:table-cell table:style-name="ce26" office:value-type="string" calcext:value-type="string">
            <text:p>20 data points</text:p>
          </table:table-cell>
          <table:table-cell table:style-name="ce26" office:value-type="string" calcext:value-type="string">
            <text:p>11 data points</text:p>
          </table:table-cell>
          <table:table-cell table:style-name="ce26" office:value-type="string" calcext:value-type="string">
            <text:p>Change a data point in DS1 (affect binary length)</text:p>
          </table:table-cell>
          <table:table-cell table:style-name="ce26" office:value-type="string" calcext:value-type="string">
            <text:p>Change a data point in DS1 (does not affect binary length)</text:p>
          </table:table-cell>
          <table:table-cell table:style-name="ce26" office:value-type="string" calcext:value-type="string">
            <text:p>10 data points</text:p>
            <text:p>And 1 of which is a large value</text:p>
          </table:table-cell>
          <table:table-cell table:style-name="ce26" office:value-type="string" calcext:value-type="string">
            <text:p><text:span text:style-name="T6">10 data points</text:span></text:p>
            <text:p><text:span text:style-name="T6">And </text:span>5 of which are large values</text:p>
          </table:table-cell>
          <table:table-cell table:style-name="ce26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" table:number-rows-spanned="2">
            <text:p>pandas</text:p>
          </table:table-cell>
          <table:table-cell table:style-name="ce12" table:number-columns-spanned="1" table:number-rows-spanned="2"/>
          <table:table-cell table:style-name="ce37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">The difference in push/pop/... between this Dsx and DS1 changes correspondingly with the difference in input length.</text:span></text:p>
          </table:table-cell>
          <table:covered-table-cell table:style-name="ce21"/>
          <table:table-cell table:style-name="ce18" table:number-columns-repeated="2"/>
          <table:table-cell table:style-name="ce46" office:value-type="string" calcext:value-type="string" table:number-columns-spanned="2" table:number-rows-spanned="1">
            <text:p><text:span text:style-name="T7">ONLY the number of  ‘stackadjshrink’ and ‘stackadjgrow’  change compared to DS1,2,3,4,5</text:span><text:span text:style-name="T8">. </text:span><text:span text:style-name="T9">This may be because of the appearance of large value/s in the input dataset. </text:span><text:span text:style-name="T10">We can try to discover what is the threshold in a variable’s value to make this impact.</text:span></text:p>
            <text:p/>
            <text:p><text:span text:style-name="T6">'stackadjshrink': 63345, 'stackadjgrow': 58 → 'stackadjshrink': 63350, 'stackadjgrow': 59</text:span></text:p>
            <text:p/>
            <text:p><text:span text:style-name="T11">This also indicate that changes in input data values do not affect the number of push/pop/ext_pop</text:span></text:p>
          </table:table-cell>
          <table:covered-table-cell table:style-name="ce46"/>
          <table:table-cell table:style-name="ce37"/>
          <table:table-cell/>
          <table:table-cell table:style-name="ce52" office:value-type="string" calcext:value-type="string" table:number-columns-spanned="6" table:number-rows-spanned="1">
            <text:p>Pop and push increase from DS8 → DS12 but they drop at DS13 and continues to increase to DS15. And s.shrink <text:span text:style-name="T14">increases</text:span> from DS &lt;=12 to DS &gt;12. The respective runtime also shows a similar pattern.</text:p>
          </table:table-cell>
          <table:covered-table-cell table:number-columns-repeated="2" table:style-name="ce54"/>
          <table:covered-table-cell table:number-columns-repeated="3" table:style-name="ce52"/>
          <table:table-cell table:number-columns-repeated="1008"/>
        </table:table-row>
        <table:table-row table:style-name="ro5">
          <table:covered-table-cell table:style-name="ce1"/>
          <table:covered-table-cell table:style-name="ce26"/>
          <table:table-cell table:style-name="ce17"/>
          <table:table-cell table:style-name="ce18" table:number-columns-repeated="6"/>
          <table:table-cell table:number-columns-repeated="4"/>
          <table:table-cell table:style-name="ce55" office:value-type="string" calcext:value-type="string" table:number-columns-spanned="2" table:number-rows-spanned="1">
            <text:p>The stacks show the same figures!</text:p>
            <text:p/>
            <text:p>TODO: Need to create some dataset length in between to observse change</text:p>
          </table:table-cell>
          <table:covered-table-cell table:style-name="ce55"/>
          <table:table-cell table:style-name="ce54"/>
          <table:table-cell table:number-columns-repeated="1008"/>
        </table:table-row>
        <table:table-row table:style-name="ro6">
          <table:table-cell table:style-name="ce1"/>
          <table:table-cell table:style-name="ce26"/>
          <table:table-cell table:style-name="ce18" table:number-columns-repeated="2"/>
          <table:table-cell table:style-name="ce37" office:value-type="string" calcext:value-type="string">
            <text:p>Small change in binary length does not affect the output of the stack </text:p>
          </table:table-cell>
          <table:table-cell table:style-name="ce37" office:value-type="string" calcext:value-type="string">
            <text:p><text:span text:style-name="T6">Small change in value (does not affect binary length)</text:span> does not affect the output of the stack </text:p>
          </table:table-cell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1">
          <table:table-cell table:style-name="ce4" office:value-type="string" calcext:value-type="string">
            <text:p>pandas v2</text:p>
          </table:table-cell>
          <table:table-cell table:style-name="ce13"/>
          <table:table-cell table:style-name="ce19" table:number-columns-repeated="6"/>
          <table:table-cell table:style-name="ce30"/>
          <table:table-cell table:style-name="ce32" table:number-columns-repeated="1015"/>
        </table:table-row>
        <table:table-row table:style-name="ro7">
          <table:table-cell table:style-name="ce5" office:value-type="string" calcext:value-type="string">
            <text:p>readline</text:p>
          </table:table-cell>
          <table:table-cell table:style-name="ce14"/>
          <table:table-cell table:style-name="ce20" table:number-columns-repeated="2"/>
          <table:table-cell table:style-name="ce14" table:number-columns-repeated="5"/>
          <table:table-cell table:style-name="ce33" table:number-columns-repeated="1015"/>
        </table:table-row>
        <table:table-row table:style-name="ro8">
          <table:table-cell table:style-name="ce4" office:value-type="string" calcext:value-type="string">
            <text:p>readline extra statement</text:p>
          </table:table-cell>
          <table:table-cell table:style-name="ce13"/>
          <table:table-cell table:style-name="ce19" table:number-columns-repeated="6"/>
          <table:table-cell table:style-name="ce30"/>
          <table:table-cell table:style-name="ce32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00:57:35.239964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1-12-28T00:58:06.959772937</dc:date>
    <meta:editing-duration>PT2H29M51S</meta:editing-duration>
    <meta:editing-cycles>7</meta:editing-cycles>
    <meta:generator>LibreOffice/6.4.7.2$Linux_X86_64 LibreOffice_project/40$Build-2</meta:generator>
    <meta:document-statistic meta:table-count="1" meta:cell-count="55" meta:object-count="0"/>
  </office:meta>
</office:document-meta>
</file>